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all_result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ttention</text:p>
          </table:table-cell>
          <table:table-cell office:value-type="string" calcext:value-type="string">
            <text:p>T1 accuracy</text:p>
          </table:table-cell>
          <table:table-cell office:value-type="string" calcext:value-type="string">
            <text:p>T1 p value</text:p>
          </table:table-cell>
          <table:table-cell office:value-type="string" calcext:value-type="string">
            <text:p>T5 accuracy</text:p>
          </table:table-cell>
          <table:table-cell office:value-type="string" calcext:value-type="string">
            <text:p>T5 p value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non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A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click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&lt; 0.00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&lt; 0.001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labelm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&lt; 0.00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&lt; 0.001</text:p>
          </table:table-cell>
        </table:table-row>
        <table:table-row table:style-name="ro1">
          <table:table-cell office:value-type="string" calcext:value-type="string">
            <text:p>Vgg 16</text:p>
          </table:table-cell>
          <table:table-cell office:value-type="string" calcext:value-type="string">
            <text:p>clicks and labelm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&lt; 0.00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&lt; 0.001</text:p>
          </table:table-cell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non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A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cli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50</text:p>
          </table:table-cell>
          <table:table-cell office:value-type="string" calcext:value-type="string">
            <text:p>clicks and labelm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cli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01</text:p>
          </table:table-cell>
          <table:table-cell office:value-type="string" calcext:value-type="string">
            <text:p>clicks and 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non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click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label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net 152</text:p>
          </table:table-cell>
          <table:table-cell office:value-type="string" calcext:value-type="string">
            <text:p>clicks and labelme</text:p>
          </table:table-cell>
          <table:table-cell table:number-columns-repeated="4"/>
        </table:table-row>
      </table:table>
      <table:table table:name="zero,zero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1: 68.00%</text:p>
          </table:table-cell>
          <table:table-cell office:value-type="string" calcext:value-type="string">
            <text:p>T5: 86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n02690373 airliner',</text:p>
          </table:table-cell>
          <table:table-cell table:number-columns-repeated="4"/>
          <table:table-cell office:value-type="string" calcext:value-type="string">
            <text:p>[['n01484850 great white shark, white shark, man-eater, man-eating shark, Carcharodon carcharias'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4"/>
          <table:table-cell office:value-type="string" calcext:value-type="string">
            <text:p><text:s text:c="2"/>0.80000000000000004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4"/>
          <table:table-cell office:value-type="string" calcext:value-type="string">
            <text:p><text:s/>['n01614925 bald eagle, American eagle, Haliaeetus leucocephalus'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 text:c="2"/>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106166 Border collie', 0.40000000000000002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4"/>
          <table:table-cell office:value-type="string" calcext:value-type="string">
            <text:p><text:s/>['n02128925 jaguar, panther, Panthera onca, Felis onca', 0.0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389026 sorrel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690373 airliner', 0.69999999999999996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146614 school bus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273569 speedboat', 0.80000000000000004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/>['n04285008 sports car, sport car', 0.59999999999999998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/>['n04467665 trailer truck, tractor trailer, trucking rig, rig, articulated lorry, semi',</text:p>
          </table:table-cell>
        </table:table-row>
        <table:table-row table:style-name="ro1">
          <table:table-cell office:value-type="string" calcext:value-type="string">
            <text:p><text:s/>'n01608432 kite',</text:p>
          </table:table-cell>
          <table:table-cell table:number-columns-repeated="4"/>
          <table:table-cell office:value-type="string" calcext:value-type="string">
            <text:p><text:s text:c="2"/>0.90000000000000002]]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662 German shepherd, German shepherd dog, German police dog, alsatia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86910 papillo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040 English springer, Engli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177 Wel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0735 English sette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66245 grey whale, gray whale, devilfish, Eschrichtius gibbosus, Eschrichtius robust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91361 tiger shark, Galeocerdo cuvier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417914 ibex, Capra ibex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3895866 passenger car, coach, carriag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87081 trolleybus, trolley coach, trackless trolley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422699 impala, Aepyceros melamp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981792 catamara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9246464 cliff, drop, drop-off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style-name="ce1" office:value-type="percentage" office:value="0.73" calcext:value-type="percentage">
            <text:p>73.0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9193705 alp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3100240 convertibl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5501 tract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]</text:p>
          </table:table-cell>
          <table:table-cell table:number-columns-repeated="5"/>
        </table:table-row>
      </table:table>
      <table:table table:name="zero,one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1: 34%</text:p>
          </table:table-cell>
          <table:table-cell table:style-name="ce1" office:value-type="string" calcext:value-type="string">
            <text:p>T5: 56.9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n02690373 airliner',</text:p>
          </table:table-cell>
          <table:table-cell table:number-columns-repeated="4"/>
          <table:table-cell office:value-type="string" calcext:value-type="string">
            <text:p>[['n01484850 great white shark, white shark, man-eater, man-eating shark, Carcharodon carcharias'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 text:c="2"/>0.90000000000000002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4"/>
          <table:table-cell office:value-type="string" calcext:value-type="string">
            <text:p><text:s/>['n01614925 bald eagle, American eagle, Haliaeetus leucocephalus', 1.0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106166 Border collie', 0.4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128925 jaguar, panther, Panthera onca, Felis onca', 0.0],</text:p>
          </table:table-cell>
        </table:table-row>
        <table:table-row table:style-name="ro1">
          <table:table-cell office:value-type="string" calcext:value-type="string">
            <text:p><text:s/>'n04592741 wing',</text:p>
          </table:table-cell>
          <table:table-cell table:number-columns-repeated="4"/>
          <table:table-cell office:value-type="string" calcext:value-type="string">
            <text:p><text:s/>['n02389026 sorrel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690373 airliner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146614 school bus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273569 speedboat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285008 sports car, sport car', 0.69999999999999996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/>['n04467665 trailer truck, tractor trailer, trucking rig, rig, articulated lorry, semi'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 text:c="2"/>0.90000000000000002]]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030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86910 papillo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040 English springer, Engli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177 Wel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11500 Great Pyrenee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91361 tiger shark, Galeocerdo cuvier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3895866 passenger car, coach, carriag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87081 trolleybus, trolley coach, trackless trolley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422699 impala, Aepyceros melamp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83307 trimara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5501 tract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]</text:p>
          </table:table-cell>
          <table:table-cell table:number-columns-repeated="5"/>
        </table:table-row>
      </table:table>
      <table:table table:name="one,two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1: 73%</text:p>
          </table:table-cell>
          <table:table-cell table:style-name="ce1" office:value-type="string" calcext:value-type="string">
            <text:p>T5: 89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['n02690373 airliner',</text:p>
          </table:table-cell>
          <table:table-cell table:number-columns-repeated="4"/>
          <table:table-cell office:value-type="string" calcext:value-type="string">
            <text:p>[['n01484850 great white shark, white shark, man-eater, man-eating shark, Carcharodon carcharias'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 text:c="2"/>0.90000000000000002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4"/>
          <table:table-cell office:value-type="string" calcext:value-type="string">
            <text:p><text:s/>['n01614925 bald eagle, American eagle, Haliaeetus leucocephalus', 1.0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106166 Border collie', 0.4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128925 jaguar, panther, Panthera onca, Felis onca', 0.0],</text:p>
          </table:table-cell>
        </table:table-row>
        <table:table-row table:style-name="ro1">
          <table:table-cell office:value-type="string" calcext:value-type="string">
            <text:p><text:s/>'n04592741 wing',</text:p>
          </table:table-cell>
          <table:table-cell table:number-columns-repeated="4"/>
          <table:table-cell office:value-type="string" calcext:value-type="string">
            <text:p><text:s/>['n02389026 sorrel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2690373 airliner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146614 school bus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273569 speedboat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4"/>
          <table:table-cell office:value-type="string" calcext:value-type="string">
            <text:p><text:s/>['n04285008 sports car, sport car', 0.69999999999999996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/>['n04467665 trailer truck, tractor trailer, trucking rig, rig, articulated lorry, semi'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4"/>
          <table:table-cell office:value-type="string" calcext:value-type="string">
            <text:p><text:s text:c="2"/>0.90000000000000002]]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030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86910 papillo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040 English springer, Engli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02177 Welsh springer spani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11500 Great Pyrenee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91361 tiger shark, Galeocerdo cuvier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3895866 passenger car, coach, carriage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87081 trolleybus, trolley coach, trackless trolley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422699 impala, Aepyceros melampus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83307 trimaran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5501 tractor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'n04467665 trailer truck, tractor trailer, trucking rig, rig, articulated lorry, semi']</text:p>
          </table:table-cell>
          <table:table-cell table:number-columns-repeated="5"/>
        </table:table-row>
      </table:table>
      <table:table table:name="one,one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T1 68%</text:p>
          </table:table-cell>
          <table:table-cell office:value-type="string" calcext:value-type="string">
            <text:p>T5 86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n02690373 airliner',</text:p>
          </table:table-cell>
          <table:table-cell table:number-columns-repeated="5"/>
          <table:table-cell office:value-type="string" calcext:value-type="string">
            <text:p>[['n01484850 great white shark, white shark, man-eater, man-eating shark, Carcharodon carcharias'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5"/>
          <table:table-cell office:value-type="string" calcext:value-type="string">
            <text:p><text:s text:c="2"/>0.80000000000000004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5"/>
          <table:table-cell office:value-type="string" calcext:value-type="string">
            <text:p><text:s/>['n01614925 bald eagle, American eagle, Haliaeetus leucocephalus'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 text:c="2"/>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106166 Border collie', 0.40000000000000002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5"/>
          <table:table-cell office:value-type="string" calcext:value-type="string">
            <text:p><text:s/>['n02128925 jaguar, panther, Panthera onca, Felis onca', 0.0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389026 sorrel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690373 airliner', 0.69999999999999996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4146614 school bus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4273569 speedboat', 0.80000000000000004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  <table:table-cell office:value-type="string" calcext:value-type="string">
            <text:p><text:s/>['n04285008 sports car, sport car', 0.59999999999999998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  <table:table-cell office:value-type="string" calcext:value-type="string">
            <text:p><text:s/>['n04467665 trailer truck, tractor trailer, trucking rig, rig, articulated lorry, semi',</text:p>
          </table:table-cell>
        </table:table-row>
        <table:table-row table:style-name="ro1">
          <table:table-cell office:value-type="string" calcext:value-type="string">
            <text:p><text:s/>'n01608432 kite',</text:p>
          </table:table-cell>
          <table:table-cell table:number-columns-repeated="5"/>
          <table:table-cell office:value-type="string" calcext:value-type="string">
            <text:p><text:s text:c="2"/>0.90000000000000002]]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662 German shepherd, German shepherd dog, German police dog, alsatia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86910 papillo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2040 English springer, English springer spani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2177 Welsh springer spani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0735 English sette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66245 grey whale, gray whale, devilfish, Eschrichtius gibbosus, Eschrichtius robust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91361 tiger shark, Galeocerdo cuvier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417914 ibex, Capra ibex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3895866 passenger car, coach, carriag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87081 trolleybus, trolley coach, trackless trolley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422699 impala, Aepyceros melamp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981792 catamara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9246464 cliff, drop, drop-off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9193705 alp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3100240 convertibl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5501 tract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]</text:p>
          </table:table-cell>
          <table:table-cell table:number-columns-repeated="6"/>
        </table:table-row>
      </table:table>
      <table:table table:name="two,two" table:style-name="ta1"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t1 <text:span text:style-name="T1">69.99%</text:span></text:p>
          </table:table-cell>
          <table:table-cell office:value-type="string" calcext:value-type="string">
            <text:p>T5 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'n02690373 airliner',</text:p>
          </table:table-cell>
          <table:table-cell table:number-columns-repeated="5"/>
          <table:table-cell office:value-type="string" calcext:value-type="string">
            <text:p>[['n01484850 great white shark, white shark, man-eater, man-eating shark, Carcharodon carcharias'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5"/>
          <table:table-cell office:value-type="string" calcext:value-type="string">
            <text:p><text:s text:c="2"/>0.80000000000000004],</text:p>
          </table:table-cell>
        </table:table-row>
        <table:table-row table:style-name="ro1">
          <table:table-cell office:value-type="string" calcext:value-type="string">
            <text:p><text:s/>'n04552348 warplane, military plane',</text:p>
          </table:table-cell>
          <table:table-cell table:number-columns-repeated="5"/>
          <table:table-cell office:value-type="string" calcext:value-type="string">
            <text:p><text:s/>['n01614925 bald eagle, American eagle, Haliaeetus leucocephalus', 1.0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106166 Border collie', 0.4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128925 jaguar, panther, Panthera onca, Felis onca', 0.0],</text:p>
          </table:table-cell>
        </table:table-row>
        <table:table-row table:style-name="ro1">
          <table:table-cell office:value-type="string" calcext:value-type="string">
            <text:p><text:s/>'n04592741 wing',</text:p>
          </table:table-cell>
          <table:table-cell table:number-columns-repeated="5"/>
          <table:table-cell office:value-type="string" calcext:value-type="string">
            <text:p><text:s/>['n02389026 sorrel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2690373 airliner', 0.69999999999999996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4146614 school bus', 0.90000000000000002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4273569 speedboat', 0.80000000000000004],</text:p>
          </table:table-cell>
        </table:table-row>
        <table:table-row table:style-name="ro1">
          <table:table-cell office:value-type="string" calcext:value-type="string">
            <text:p><text:s/>'n02690373 airliner',</text:p>
          </table:table-cell>
          <table:table-cell table:number-columns-repeated="5"/>
          <table:table-cell office:value-type="string" calcext:value-type="string">
            <text:p><text:s/>['n04285008 sports car, sport car', 0.59999999999999998]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  <table:table-cell office:value-type="string" calcext:value-type="string">
            <text:p><text:s/>['n04467665 trailer truck, tractor trailer, trucking rig, rig, articulated lorry, semi',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5"/>
          <table:table-cell office:value-type="string" calcext:value-type="string">
            <text:p><text:s text:c="2"/>0.90000000000000002]]</text:p>
          </table:table-cell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614925 bald eagle, American eagle, Haliaeetus leucocephal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662 German shepherd, German shepherd dog, German police dog, alsatia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86910 papillo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90622 borzoi, Russian wolfhound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6166 Border colli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2177 Welsh springer spani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00735 English sette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066245 grey whale, gray whale, devilfish, Eschrichtius gibbosus, Eschrichtius robust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91361 tiger shark, Galeocerdo cuvier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1484850 great white shark, white shark, man-eater, man-eating shark, Carcharodon carcharia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417914 ibex, Capra ibex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125311 cougar, puma, catamount, mountain lion, painter, panther, Felis concol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3895866 passenger car, coach, carriag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146614 school b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422699 impala, Aepyceros melampus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389026 sorrel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2981792 catamaran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9246464 cliff, drop, drop-off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73569 speedboat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9193705 alp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037443 racer, race car, racing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3100240 convertible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285008 sports car, sport ca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5501 tractor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'n04467665 trailer truck, tractor trailer, trucking rig, rig, articulated lorry, semi']</text:p>
          </table:table-cell>
          <table:table-cell table:number-columns-repeated="6"/>
        </table:table-row>
      </table:table>
      <table:table table:name="attention_accuracy_images_1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table:style-name="Default" office:value-type="string" calcext:value-type="string">
            <text:p>T1</text:p>
          </table:table-cell>
          <table:table-cell table:style-name="Default" office:value-type="string" calcext:value-type="string">
            <text:p>T5</text:p>
          </table:table-cell>
        </table:table-row>
        <table:table-row table:style-name="ro1">
          <table:table-cell office:value-type="string" calcext:value-type="string">
            <text:p>1_1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9" calcext:value-type="percentage">
            <text:p>89.00%</text:p>
          </table:table-cell>
        </table:table-row>
        <table:table-row table:style-name="ro1">
          <table:table-cell office:value-type="string" calcext:value-type="string">
            <text:p>1_2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9" calcext:value-type="percentage">
            <text:p>89.00%</text:p>
          </table:table-cell>
        </table:table-row>
        <table:table-row table:style-name="ro1">
          <table:table-cell office:value-type="string" calcext:value-type="string">
            <text:p>2_1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7" calcext:value-type="percentage">
            <text:p>87.00%</text:p>
          </table:table-cell>
        </table:table-row>
        <table:table-row table:style-name="ro1">
          <table:table-cell office:value-type="string" calcext:value-type="string">
            <text:p>2_2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86" calcext:value-type="percentage">
            <text:p>86.00%</text:p>
          </table:table-cell>
        </table:table-row>
      </table:table>
      <table:table table:name="MIRC_overlap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[1.0,</text:p>
          </table:table-cell>
          <table:table-cell/>
          <table:table-cell office:value-type="string" calcext:value-type="string">
            <text:p>['original_MIRC_composites/mircs0.JPEG.svg',</text:p>
          </table:table-cell>
        </table:table-row>
        <table:table-row table:style-name="ro1">
          <table:table-cell office:value-type="string" calcext:value-type="string">
            <text:p><text:s/>0.39130434782608697,</text:p>
          </table:table-cell>
          <table:table-cell/>
          <table:table-cell office:value-type="string" calcext:value-type="string">
            <text:p><text:s/>'original_MIRC_composites/mircs1.JPEG.svg',</text:p>
          </table:table-cell>
        </table:table-row>
        <table:table-row table:style-name="ro1">
          <table:table-cell office:value-type="string" calcext:value-type="string">
            <text:p><text:s/>0.80952380952380953,</text:p>
          </table:table-cell>
          <table:table-cell/>
          <table:table-cell office:value-type="string" calcext:value-type="string">
            <text:p><text:s/>'original_MIRC_composites/mircs2.JPEG.svg',</text:p>
          </table:table-cell>
        </table:table-row>
        <table:table-row table:style-name="ro1">
          <table:table-cell office:value-type="string" calcext:value-type="string">
            <text:p><text:s/>0.59999999999999998,</text:p>
          </table:table-cell>
          <table:table-cell/>
          <table:table-cell office:value-type="string" calcext:value-type="string">
            <text:p><text:s/>'original_MIRC_composites/mircs3.JPEG.svg',</text:p>
          </table:table-cell>
        </table:table-row>
        <table:table-row table:style-name="ro1">
          <table:table-cell office:value-type="string" calcext:value-type="string">
            <text:p><text:s/>0.21052631578947367,</text:p>
          </table:table-cell>
          <table:table-cell/>
          <table:table-cell office:value-type="string" calcext:value-type="string">
            <text:p><text:s/>'original_MIRC_composites/mircs4.JPEG.svg',</text:p>
          </table:table-cell>
        </table:table-row>
        <table:table-row table:style-name="ro1">
          <table:table-cell office:value-type="string" calcext:value-type="string">
            <text:p><text:s/>0.84999999999999998,</text:p>
          </table:table-cell>
          <table:table-cell/>
          <table:table-cell office:value-type="string" calcext:value-type="string">
            <text:p><text:s/>'original_MIRC_composites/mircs5.JPEG.svg',</text:p>
          </table:table-cell>
        </table:table-row>
        <table:table-row table:style-name="ro1">
          <table:table-cell office:value-type="string" calcext:value-type="string">
            <text:p><text:s/>0.90000000000000002,</text:p>
          </table:table-cell>
          <table:table-cell/>
          <table:table-cell office:value-type="string" calcext:value-type="string">
            <text:p><text:s/>'original_MIRC_composites/mircs6.JPEG.svg',</text:p>
          </table:table-cell>
        </table:table-row>
        <table:table-row table:style-name="ro1">
          <table:table-cell office:value-type="string" calcext:value-type="string">
            <text:p><text:s/>0.76923076923076927,</text:p>
          </table:table-cell>
          <table:table-cell/>
          <table:table-cell office:value-type="string" calcext:value-type="string">
            <text:p><text:s/>'original_MIRC_composites/mircs7.JPEG.svg',</text:p>
          </table:table-cell>
        </table:table-row>
        <table:table-row table:style-name="ro1">
          <table:table-cell office:value-type="string" calcext:value-type="string">
            <text:p><text:s/>0.80000000000000004,</text:p>
          </table:table-cell>
          <table:table-cell/>
          <table:table-cell office:value-type="string" calcext:value-type="string">
            <text:p><text:s/>'original_MIRC_composites/mircs8.JPEG.svg',</text:p>
          </table:table-cell>
        </table:table-row>
        <table:table-row table:style-name="ro1">
          <table:table-cell office:value-type="string" calcext:value-type="string">
            <text:p><text:s/>0.625]</text:p>
          </table:table-cell>
          <table:table-cell/>
          <table:table-cell office:value-type="string" calcext:value-type="string">
            <text:p><text:s/>'original_MIRC_composites/mircs9.JPEG.svg'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12:27:40.987374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2:07:25.298740575</meta:creation-date>
    <dc:date>2016-11-01T15:35:26.900927210</dc:date>
    <meta:editing-duration>P1DT22H45M39S</meta:editing-duration>
    <meta:editing-cycles>7</meta:editing-cycles>
    <meta:generator>LibreOffice/4.2.8.2$Linux_X86_64 LibreOffice_project/420m0$Build-2</meta:generator>
    <meta:document-statistic meta:table-count="8" meta:cell-count="675" meta:object-count="0"/>
  </office:meta>
</office:document-meta>
</file>